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G1</text:p>
      <text:p text:style-name="Normal"><text:span text:style-name="T2">STUDENT:<text:s/></text:span>Excuse me.<text:s/></text:p>
      <text:p text:style-name="Normal"><text:span text:style-name="T3">TEACHER:<text:s/></text:span>Yes.<text:s/></text:p>
      <text:p text:style-name="Normal"><text:span text:style-name="T4">STUDENT:<text:s/></text:span>Can you help me?<text:s/></text:p>
      <text:p text:style-name="Normal"><text:span text:style-name="T5">TEACHER:<text:s/></text:span>Of course I can. What happened?</text:p>
      <text:p text:style-name="Normal"><text:span text:style-name="T6">STUDENT:</text:span><text:s/>I'm lost.<text:s/></text:p>
      <text:p text:style-name="Normal"><text:span text:style-name="T7">TEACHER:<text:s/></text:span>Really?<text:s/></text:p>
      <text:p text:style-name="Normal"><text:span text:style-name="T8">STUDENT:<text:s/></text:span>Can you see… can you show me the map?<text:s/></text:p>
      <text:p text:style-name="Normal"><text:span text:style-name="T9">TEACHER:<text:s/></text:span>Yes. Give me one second. Here is<text:s/>the map. Okay?</text:p>
      <text:p text:style-name="Normal"><text:span text:style-name="T10">STUDENT:<text:s/></text:span>Thank you.<text:s/></text:p>
      <text:p text:style-name="Normal"><text:span text:style-name="T11">TEACHER:<text:s/></text:span>You are here.<text:s/></text:p>
      <text:p text:style-name="Normal"><text:span text:style-name="T12">STUDENT:<text:s/></text:span>Okay.<text:s/></text:p>
      <text:p text:style-name="Normal"><text:span text:style-name="T13">TEACHER: <text:s/></text:span>Okay? And so do you need help? Where do you have to go?</text:p>
      <text:p text:style-name="Normal"><text:span text:style-name="T14">STUDENT:<text:s/></text:span>I go to gate B25.</text:p>
      <text:p text:style-name="Normal"><text:span text:style-name="T15">TEACHER:<text:s/></text:span>Okay…. There isn't gate B25.<text:s/><text:line-break/>Can I see your boarding pass please?<text:s/></text:p>
      <text:p text:style-name="Normal"><text:span text:style-name="T16">STUDENT:</text:span><text:s/>Okay.<text:s/></text:p>
      <text:p text:style-name="Normal"><text:span text:style-name="T17">TEACHER:<text:s/></text:span>Okay. So, can you check the gate?<text:s/></text:p>
      <text:p text:style-name="Normal"><text:span text:style-name="T18">STUDENT:<text:s/></text:span>Gate C6.<text:s/></text:p>
      <text:p text:style-name="Normal"><text:span text:style-name="T19">TEACHER:<text:s/></text:span>Ah, okay. Gate C6. Yes. So, yes, there is gate C6, not B107.<text:line-break/>And so, yes, you are here at the lost and found.<text:line-break/>Look, the lost and found, can you see it?<text:s/></text:p>
      <text:p text:style-name="Normal"><text:span text:style-name="T20">STUDENT:<text:s/></text:span>Yes.<text:s/></text:p>
      <text:p text:style-name="Normal"><text:span text:style-name="T21">TEACHER:<text:s/></text:span>Okay. So, Sue, you have to go right.<text:s/></text:p>
      <text:p text:style-name="Normal"><text:span text:style-name="T22">STUDENT:<text:s/></text:span>Okay.</text:p>
      <text:p text:style-name="Normal"><text:span text:style-name="T23">TEACHER:<text:s/></text:span>Okay. Do you need anything else?</text:p>
      <text:p text:style-name="Normal"><text:span text:style-name="T24">STUDENT:</text:span><text:s/>No.<text:s/></text:p>
      <text:p text:style-name="Normal"><text:span text:style-name="T25">TEACHER: <text:s/></text:span>So, I think, yes, you're okay. You have the map.<text:s/></text:p>
      <text:p text:style-name="Normal"><text:span text:style-name="T26">STUDENT:<text:s/></text:span>Okay… ehm … Can you repeat me?<text:s/></text:p>
      <text:soft-page-break/>
      <text:p text:style-name="Normal"><text:span text:style-name="T27">TEACHER:<text:s/></text:span>Oh, yes, you are here and to go to gate C6 you have to go to concourse C.</text:p>
      <text:p text:style-name="Normal"><text:span text:style-name="T28">STUDENT:<text:s/></text:span>ok</text:p>
      <text:p text:style-name="Normal"><text:span text:style-name="T29">TEACHER:<text:s/></text:span>Over there, it's about 5 minutes on foot, but if you want, we can also call a shuttle</text:p>
      <text:p text:style-name="Normal"><text:span text:style-name="T30">STUDENT:<text:s/></text:span>ok</text:p>
      <text:p text:style-name="Normal"><text:span text:style-name="T31">TEACHER:<text:s/></text:span><text:s/>If you want…. What time is your boarding time?</text:p>
      <text:p text:style-name="Normal"><text:s/><text:span text:style-name="T32">STUDENT:<text:s/></text:span>At 10 and 20.<text:s/></text:p>
      <text:p text:style-name="Normal"><text:span text:style-name="T33">TEACHER: <text:s/></text:span>Ok, 10 and 20, so now it's 10, yes, you are a little bit late, give me one second, I'm going to call the shuttle.</text:p>
      <text:p text:style-name="Normal">“Hello, shuttle service, we have a transfer from lost and found, can you come? Yes, thank you.”</text:p>
      <text:p text:style-name="Normal">They will be here in 2 minutes, if you want, and do you need anything else?<text:s/></text:p>
      <text:p text:style-name="Normal"><text:span text:style-name="T34">STUDENT:<text:s/></text:span>Yes, ehm.. no.<text:s/></text:p>
      <text:p text:style-name="Normal"><text:span text:style-name="T35">TEACHER: <text:s/></text:span>Ah, no, nothing, ok.<text:s/></text:p>
      <text:p text:style-name="Normal"><text:span text:style-name="T36">STUDENT:<text:s/></text:span>Thank you.<text:s/></text:p>
      <text:p text:style-name="Normal"><text:span text:style-name="T37">TEACHER: <text:s/></text:span>So, your boarding time is 10.20, your gate is C6. Where are you going? What is your destination?</text:p>
      <text:p text:style-name="Normal"><text:span text:style-name="T38">STUDENT:</text:span><text:s/>London.<text:s/></text:p>
      <text:p text:style-name="Normal"><text:span text:style-name="T39">TEACHER: <text:s text:c="2"/></text:span>Sorry, can you please tell me also the flight number?</text:p>
      <text:p text:style-name="Normal"><text:span text:style-name="T40">STUDENT:</text:span><text:s/>Yes, is BA449.<text:s/></text:p>
      <text:p text:style-name="Normal"><text:span text:style-name="T41">TEACHER: <text:s/></text:span>Okay, give me one second.<text:s/><text:line-break/>What's your name?<text:s/></text:p>
      <text:p text:style-name="Normal"><text:span text:style-name="T42">STUDENT:<text:s/></text:span>[***NAME***].<text:s/></text:p>
      <text:p text:style-name="Normal"><text:span text:style-name="T43">TEACHER: <text:s/></text:span>Okay,<text:s/>[***NAME***]. Okay, here's your reservation, yes. So, you're on time, the shuttle is arriving and everything looks fine. Okay?</text:p>
      <text:p text:style-name="Normal"><text:span text:style-name="T44">STUDENT:<text:s/></text:span>Thank you.<text:s/></text:p>
      <text:p text:style-name="Normal"><text:span text:style-name="T45">TEACHER: <text:s/></text:span>Oh, yes, tell me.<text:s/></text:p>
      <text:p text:style-name="Normal"><text:span text:style-name="T46">STUDENT:<text:s/></text:span>Thank you.<text:s/></text:p>
      <text:p text:style-name="Normal"><text:span text:style-name="T47">TEACHER: <text:s/></text:span>No, thank you! Here comes the shuttle. So, yes, you can go in, show them your boarding pass. You have to show your boarding pass to use<text:s/>the shuttle service.</text:p>
      <text:soft-page-break/>
      <text:p text:style-name="Normal"><text:s/><text:span text:style-name="T48">STUDENT:<text:s/></text:span>Okay. Okay.<text:s/></text:p>
      <text:p text:style-name="Normal">So, yes, is everything fine? yes okay so have a safe flight and hurry up because you have just 10 minutes now.<text:s/></text:p>
      <text:p text:style-name="Normal"><text:span text:style-name="T49">STUDENT:<text:s/></text:span>Okay</text:p>
      <text:p text:style-name="Normal"><text:span text:style-name="T50">TEACHER: <text:s/></text:span>okay you can go</text:p>
      <text:p text:style-name="Normal"><text:span text:style-name="T51">STUDENT:</text:span><text:s/>thank you bye-bye</text:p>
      <text:p text:style-name="Normal"><text:span text:style-name="T52">TEACHER: <text:s/></text:span>bye-bye you’re welcome<text:s/></text:p>
      <text:p text:style-name="Normal"><text:span text:style-name="T53">STUDENT:</text:span><text:s/>bye-by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8T12:22:00Z</meta:creation-date>
    <dc:date>2025-12-24T10:32:00Z</dc:date>
    <meta:template xlink:href="Normal" xlink:type="simple"/>
    <meta:editing-cycles>3</meta:editing-cycles>
    <meta:editing-duration>PT4380S</meta:editing-duration>
    <meta:document-statistic meta:page-count="3" meta:paragraph-count="5" meta:word-count="380" meta:character-count="2541" meta:row-count="18" meta:non-whitespace-character-count="2166"/>
  </office:meta>
</office:document-meta>
</file>